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ype_don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quantite</text:p>
          </table:table-cell>
        </table:table-row>
        <table:table-row table:style-name="ro1">
          <table:table-cell office:value-type="string" calcext:value-type="string">
            <text:p>2026-02-16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2026-02-16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string" calcext:value-type="string">
            <text:p>2026-02-16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26-02-16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au (L)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Tôl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âch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arico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26-02-18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Riz (kg)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2026-02-18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Tôl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26-02-18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Eau (L)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2026-02-19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rgent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2026-02-19</text:p>
          </table:table-cell>
          <table:table-cell office:value-type="string" calcext:value-type="string">
            <text:p>materiel</text:p>
          </table:table-cell>
          <table:table-cell office:value-type="string" calcext:value-type="string">
            <text:p>Bâch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26-02-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Haricots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15:46:55.721805190</meta:creation-date>
    <dc:date>2026-02-17T15:47:15.193159154</dc:date>
    <meta:editing-duration>PT23S</meta:editing-duration>
    <meta:editing-cycles>1</meta:editing-cycles>
    <meta:document-statistic meta:table-count="1" meta:cell-count="68" meta:object-count="0"/>
    <meta:generator>LibreOffice/25.8.4.2$Linux_X86_64 LibreOffice_project/580$Build-2</meta:generator>
  </office:meta>
</office:document-meta>
</file>